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">
      <style:text-properties style:text-position=""/>
    </style:style>
    <style:style style:name="ce2" style:family="table-cell" style:parent-style-name="Default" style:data-style-name="N60">
      <style:text-properties style:text-position=""/>
    </style:style>
    <style:style style:name="ce3" style:family="table-cell" style:parent-style-name="Default" style:data-style-name="N1"/>
    <style:style style:name="ce4" style:family="table-cell" style:parent-style-name="Default" style:data-style-name="N60"/>
  </office:automatic-styles>
  <office:body>
    <office:spreadsheet>
      <table:table table:name="pyknometr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amotnej</text:p>
          </table:table-cell>
          <table:table-cell office:value-type="string" calcext:value-type="string">
            <text:p>m1</text:p>
          </table:table-cell>
          <table:table-cell office:value-type="float" office:value="24.805" calcext:value-type="float">
            <text:p>24.805</text:p>
          </table:table-cell>
        </table:table-row>
        <table:table-row table:style-name="ro1">
          <table:table-cell/>
          <table:table-cell office:value-type="string" calcext:value-type="string">
            <text:p>s vodou</text:p>
          </table:table-cell>
          <table:table-cell office:value-type="string" calcext:value-type="string">
            <text:p>m2</text:p>
          </table:table-cell>
          <table:table-cell office:value-type="float" office:value="49.678" calcext:value-type="float">
            <text:p>49.678</text:p>
          </table:table-cell>
        </table:table-row>
        <table:table-row table:style-name="ro1">
          <table:table-cell/>
          <table:table-cell office:value-type="string" calcext:value-type="string">
            <text:p>s glycerinem</text:p>
          </table:table-cell>
          <table:table-cell office:value-type="string" calcext:value-type="string">
            <text:p>m3</text:p>
          </table:table-cell>
          <table:table-cell office:value-type="float" office:value="56.042" calcext:value-type="float">
            <text:p>56.0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g na m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zduch</text:p>
          </table:table-cell>
          <table:table-cell office:value-type="float" office:value="1.18" calcext:value-type="float">
            <text:p>1.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da</text:p>
          </table:table-cell>
          <table:table-cell office:value-type="float" office:value="997" calcext:value-type="float">
            <text:p>99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glycerin</text:p>
          </table:table-cell>
          <table:table-cell table:formula="of:=([.D4]-[.D2])/([.D3]-[.D2])*[.C8]" office:value-type="float" office:value="1252.09218831665" calcext:value-type="float">
            <text:p>1252.09218831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lycerin oprava</text:p>
          </table:table-cell>
          <table:table-cell table:formula="of:=([.D4]-[.D2])/([.D3]-[.D2])*([.C8]-[.C7])+[.C7]" office:value-type="float" office:value="1251.79027379086" calcext:value-type="float">
            <text:p>1251.7902737909</text:p>
          </table:table-cell>
          <table:table-cell table:formula="of:=[.C11]*[.D8]/[.C8]" office:value-type="float" office:value="0.627778472312366" calcext:value-type="float">
            <text:p>0.6277784723</text:p>
          </table:table-cell>
        </table:table-row>
      </table:table>
      <table:table table:name="kulickovy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eplot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s</text:p>
          </table:table-cell>
          <table:table-cell table:style-name="Default" office:value-type="string" calcext:value-type="string">
            <text:p>eta</text:p>
          </table:table-cell>
          <table:table-cell/>
          <table:table-cell office:value-type="string" calcext:value-type="string">
            <text:p>1/T</text:p>
          </table:table-cell>
          <table:table-cell office:value-type="string" calcext:value-type="string">
            <text:p>Ln eta</text:p>
          </table:table-cell>
        </table:table-row>
        <table:table-row table:style-name="ro1">
          <table:table-cell/>
          <table:table-cell office:value-type="float" office:value="25.2" calcext:value-type="float">
            <text:p>25.2</text:p>
          </table:table-cell>
          <table:table-cell table:formula="of:=273.15+[.B3]" office:value-type="float" office:value="298.35" calcext:value-type="float">
            <text:p>298.3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3]*60+[.E3]" office:value-type="float" office:value="183" calcext:value-type="float">
            <text:p>183</text:p>
          </table:table-cell>
          <table:table-cell table:formula="of:=[.$C$17]*([.$C$18]-[.$C$19])*[.F3]" office:value-type="float" office:value="887.715981" calcext:value-type="float">
            <text:p>888</text:p>
          </table:table-cell>
          <table:table-cell/>
          <table:table-cell table:formula="of:=1/[.C3]" office:value-type="float" office:value="0.00335176805765041" calcext:value-type="float">
            <text:p>0.0033517681</text:p>
          </table:table-cell>
          <table:table-cell table:formula="of:=LN([.G3])" office:value-type="float" office:value="6.78865185061584" calcext:value-type="float">
            <text:p>6.7886518506</text:p>
          </table:table-cell>
        </table:table-row>
        <table:table-row table:style-name="ro1">
          <table:table-cell/>
          <table:table-cell office:value-type="float" office:value="26.2" calcext:value-type="float">
            <text:p>26.2</text:p>
          </table:table-cell>
          <table:table-cell table:formula="of:=273.15+[.B4]" office:value-type="float" office:value="299.35" calcext:value-type="float">
            <text:p>299.3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D4]*60+[.E4]" office:value-type="float" office:value="173" calcext:value-type="float">
            <text:p>173</text:p>
          </table:table-cell>
          <table:table-cell table:formula="of:=[.$C$17]*([.$C$18]-[.$C$19])*[.F4]" office:value-type="float" office:value="839.206911" calcext:value-type="float">
            <text:p>839</text:p>
          </table:table-cell>
          <table:table-cell/>
          <table:table-cell table:formula="of:=1/[.C4]" office:value-type="float" office:value="0.00334057123768164" calcext:value-type="float">
            <text:p>0.0033405712</text:p>
          </table:table-cell>
          <table:table-cell table:formula="of:=LN([.G4])" office:value-type="float" office:value="6.7324572922722" calcext:value-type="float">
            <text:p>6.7324572923</text:p>
          </table:table-cell>
        </table:table-row>
        <table:table-row table:style-name="ro1">
          <table:table-cell/>
          <table:table-cell office:value-type="float" office:value="27.1" calcext:value-type="float">
            <text:p>27.1</text:p>
          </table:table-cell>
          <table:table-cell table:formula="of:=273.15+[.B5]" office:value-type="float" office:value="300.25" calcext:value-type="float">
            <text:p>300.25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[.D5]*60+[.E5]" office:value-type="float" office:value="160" calcext:value-type="float">
            <text:p>160</text:p>
          </table:table-cell>
          <table:table-cell table:formula="of:=[.$C$17]*([.$C$18]-[.$C$19])*[.F5]" office:value-type="float" office:value="776.14512" calcext:value-type="float">
            <text:p>776</text:p>
          </table:table-cell>
          <table:table-cell/>
          <table:table-cell table:formula="of:=1/[.C5]" office:value-type="float" office:value="0.00333055786844296" calcext:value-type="float">
            <text:p>0.0033305579</text:p>
          </table:table-cell>
          <table:table-cell table:formula="of:=LN([.G5])" office:value-type="float" office:value="6.65433951300825" calcext:value-type="float">
            <text:p>6.654339513</text:p>
          </table:table-cell>
        </table:table-row>
        <table:table-row table:style-name="ro1">
          <table:table-cell/>
          <table:table-cell office:value-type="float" office:value="28.2" calcext:value-type="float">
            <text:p>28.2</text:p>
          </table:table-cell>
          <table:table-cell table:formula="of:=273.15+[.B6]" office:value-type="float" office:value="301.35" calcext:value-type="float">
            <text:p>301.3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D6]*60+[.E6]" office:value-type="float" office:value="146" calcext:value-type="float">
            <text:p>146</text:p>
          </table:table-cell>
          <table:table-cell table:formula="of:=[.$C$17]*([.$C$18]-[.$C$19])*[.F6]" office:value-type="float" office:value="708.232422" calcext:value-type="float">
            <text:p>708</text:p>
          </table:table-cell>
          <table:table-cell/>
          <table:table-cell table:formula="of:=1/[.C6]" office:value-type="float" office:value="0.00331840053094409" calcext:value-type="float">
            <text:p>0.0033184005</text:p>
          </table:table-cell>
          <table:table-cell table:formula="of:=LN([.G6])" office:value-type="float" office:value="6.56277231948276" calcext:value-type="float">
            <text:p>6.5627723195</text:p>
          </table:table-cell>
        </table:table-row>
        <table:table-row table:style-name="ro1">
          <table:table-cell/>
          <table:table-cell office:value-type="float" office:value="29.1" calcext:value-type="float">
            <text:p>29.1</text:p>
          </table:table-cell>
          <table:table-cell table:formula="of:=273.15+[.B7]" office:value-type="float" office:value="302.25" calcext:value-type="float">
            <text:p>302.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D7]*60+[.E7]" office:value-type="float" office:value="135" calcext:value-type="float">
            <text:p>135</text:p>
          </table:table-cell>
          <table:table-cell table:formula="of:=[.$C$17]*([.$C$18]-[.$C$19])*[.F7]" office:value-type="float" office:value="654.872445" calcext:value-type="float">
            <text:p>655</text:p>
          </table:table-cell>
          <table:table-cell/>
          <table:table-cell table:formula="of:=1/[.C7]" office:value-type="float" office:value="0.0033085194375517" calcext:value-type="float">
            <text:p>0.0033085194</text:p>
          </table:table-cell>
          <table:table-cell table:formula="of:=LN([.G7])" office:value-type="float" office:value="6.48444047621285" calcext:value-type="float">
            <text:p>6.4844404762</text:p>
          </table:table-cell>
        </table:table-row>
        <table:table-row table:style-name="ro1">
          <table:table-cell/>
          <table:table-cell office:value-type="float" office:value="30.1" calcext:value-type="float">
            <text:p>30.1</text:p>
          </table:table-cell>
          <table:table-cell table:formula="of:=273.15+[.B8]" office:value-type="float" office:value="303.25" calcext:value-type="float">
            <text:p>303.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8]*60+[.E8]" office:value-type="float" office:value="124" calcext:value-type="float">
            <text:p>124</text:p>
          </table:table-cell>
          <table:table-cell table:formula="of:=[.$C$17]*([.$C$18]-[.$C$19])*[.F8]" office:value-type="float" office:value="601.512468" calcext:value-type="float">
            <text:p>602</text:p>
          </table:table-cell>
          <table:table-cell/>
          <table:table-cell table:formula="of:=1/[.C8]" office:value-type="float" office:value="0.00329760923330585" calcext:value-type="float">
            <text:p>0.0032976092</text:p>
          </table:table-cell>
          <table:table-cell table:formula="of:=LN([.G8])" office:value-type="float" office:value="6.39944726337946" calcext:value-type="float">
            <text:p>6.3994472634</text:p>
          </table:table-cell>
        </table:table-row>
        <table:table-row table:style-name="ro1">
          <table:table-cell/>
          <table:table-cell office:value-type="float" office:value="31.1" calcext:value-type="float">
            <text:p>31.1</text:p>
          </table:table-cell>
          <table:table-cell table:formula="of:=273.15+[.B9]" office:value-type="float" office:value="304.25" calcext:value-type="float">
            <text:p>304.2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[.D9]*60+[.E9]" office:value-type="float" office:value="115" calcext:value-type="float">
            <text:p>115</text:p>
          </table:table-cell>
          <table:table-cell table:formula="of:=[.$C$17]*([.$C$18]-[.$C$19])*[.F9]" office:value-type="float" office:value="557.854305" calcext:value-type="float">
            <text:p>558</text:p>
          </table:table-cell>
          <table:table-cell/>
          <table:table-cell table:formula="of:=1/[.C9]" office:value-type="float" office:value="0.00328677074774034" calcext:value-type="float">
            <text:p>0.0032867707</text:p>
          </table:table-cell>
          <table:table-cell table:formula="of:=LN([.G9])" office:value-type="float" office:value="6.32409782613767" calcext:value-type="float">
            <text:p>6.3240978261</text:p>
          </table:table-cell>
        </table:table-row>
        <table:table-row table:style-name="ro1">
          <table:table-cell/>
          <table:table-cell office:value-type="float" office:value="32.1" calcext:value-type="float">
            <text:p>32.1</text:p>
          </table:table-cell>
          <table:table-cell table:formula="of:=273.15+[.B10]" office:value-type="float" office:value="305.25" calcext:value-type="float">
            <text:p>305.2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D10]*60+[.E10]" office:value-type="float" office:value="107" calcext:value-type="float">
            <text:p>107</text:p>
          </table:table-cell>
          <table:table-cell table:formula="of:=[.$C$17]*([.$C$18]-[.$C$19])*[.F10]" office:value-type="float" office:value="519.047049" calcext:value-type="float">
            <text:p>519</text:p>
          </table:table-cell>
          <table:table-cell/>
          <table:table-cell table:formula="of:=1/[.C10]" office:value-type="float" office:value="0.00327600327600328" calcext:value-type="float">
            <text:p>0.0032760033</text:p>
          </table:table-cell>
          <table:table-cell table:formula="of:=LN([.G10])" office:value-type="float" office:value="6.25199453223633" calcext:value-type="float">
            <text:p>6.251994532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273.15+[.B11]" office:value-type="float" office:value="306.15" calcext:value-type="float">
            <text:p>306.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D11]*60+[.E11]" office:value-type="float" office:value="99" calcext:value-type="float">
            <text:p>99</text:p>
          </table:table-cell>
          <table:table-cell table:formula="of:=[.$C$17]*([.$C$18]-[.$C$19])*[.F11]" office:value-type="float" office:value="480.239793" calcext:value-type="float">
            <text:p>480</text:p>
          </table:table-cell>
          <table:table-cell/>
          <table:table-cell table:formula="of:=1/[.C11]" office:value-type="float" office:value="0.00326637269312429" calcext:value-type="float">
            <text:p>0.0032663727</text:p>
          </table:table-cell>
          <table:table-cell table:formula="of:=LN([.G11])" office:value-type="float" office:value="6.17428554790901" calcext:value-type="float">
            <text:p>6.1742855479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273.15+[.B12]" office:value-type="float" office:value="307.15" calcext:value-type="float">
            <text:p>307.1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D12]*60+[.E12]" office:value-type="float" office:value="92" calcext:value-type="float">
            <text:p>92</text:p>
          </table:table-cell>
          <table:table-cell table:formula="of:=[.$C$17]*([.$C$18]-[.$C$19])*[.F12]" office:value-type="float" office:value="446.283444" calcext:value-type="float">
            <text:p>446</text:p>
          </table:table-cell>
          <table:table-cell/>
          <table:table-cell table:formula="of:=1/[.C12]" office:value-type="float" office:value="0.00325573823864561" calcext:value-type="float">
            <text:p>0.0032557382</text:p>
          </table:table-cell>
          <table:table-cell table:formula="of:=LN([.G12])" office:value-type="float" office:value="6.10095427482346" calcext:value-type="float">
            <text:p>6.1009542748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273.15+[.B13]" office:value-type="float" office:value="308.15" calcext:value-type="float">
            <text:p>308.1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D13]*60+[.E13]" office:value-type="float" office:value="86" calcext:value-type="float">
            <text:p>86</text:p>
          </table:table-cell>
          <table:table-cell table:formula="of:=[.$C$17]*([.$C$18]-[.$C$19])*[.F13]" office:value-type="float" office:value="417.178002" calcext:value-type="float">
            <text:p>417</text:p>
          </table:table-cell>
          <table:table-cell/>
          <table:table-cell table:formula="of:=1/[.C13]" office:value-type="float" office:value="0.00324517280545189" calcext:value-type="float">
            <text:p>0.0032451728</text:p>
          </table:table-cell>
          <table:table-cell table:formula="of:=LN([.G13])" office:value-type="float" office:value="6.03351299402793" calcext:value-type="float">
            <text:p>6.033512994</text:p>
          </table:table-cell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0.7061" calcext:value-type="float">
            <text:p>0.7061</text:p>
          </table:table-cell>
          <table:table-cell table:number-columns-repeated="2"/>
          <table:table-cell office:value-type="string" calcext:value-type="string">
            <text:p>smernice</text:p>
          </table:table-cell>
          <table:table-cell table:style-name="Default" office:value-type="float" office:value="7276" calcext:value-type="float">
            <text:p>727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1 kulicka</text:p>
          </table:table-cell>
          <table:table-cell office:value-type="float" office:value="8.127" calcext:value-type="float">
            <text:p>8.127</text:p>
          </table:table-cell>
          <table:table-cell office:value-type="string" calcext:value-type="string">
            <text:p>g/cm3</text:p>
          </table:table-cell>
          <table:table-cell/>
          <table:table-cell office:value-type="string" calcext:value-type="string">
            <text:p>boltzman</text:p>
          </table:table-cell>
          <table:table-cell table:style-name="ce2" office:value-type="float" office:value="1.381E-023" calcext:value-type="float">
            <text:p>1.38E-0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2 kapalina</text:p>
          </table:table-cell>
          <table:table-cell office:value-type="float" office:value="1.257" calcext:value-type="float">
            <text:p>1.257</text:p>
          </table:table-cell>
          <table:table-cell office:value-type="string" calcext:value-type="string">
            <text:p>g/cm3</text:p>
          </table:table-cell>
          <table:table-cell/>
          <table:table-cell office:value-type="string" calcext:value-type="string">
            <text:p>eA</text:p>
          </table:table-cell>
          <table:table-cell table:style-name="Default" table:formula="of:=[.G17]*[.G18]" office:value-type="float" office:value="1.0048156E-019" calcext:value-type="float">
            <text:p>1.0048156E-019</text:p>
          </table:table-cell>
          <table:table-cell table:formula="of:=[.H17]*[.G19]/[.G17]" office:value-type="float" office:value="9.9432E-022" calcext:value-type="float">
            <text:p>9.9432E-022</text:p>
          </table:table-cell>
          <table:table-cell table:number-columns-repeated="2"/>
        </table:table-row>
      </table:table>
      <table:table table:name="rotacni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krob</text:p>
          </table:table-cell>
          <table:table-cell office:value-type="float" office:value="25.6" calcext:value-type="float">
            <text:p>25.6</text:p>
          </table:table-cell>
          <table:table-cell table:number-columns-repeated="3"/>
          <table:table-cell office:value-type="string" calcext:value-type="string">
            <text:p>glycerin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string" calcext:value-type="string">
            <text:p>celkove</text:p>
          </table:table-cell>
          <table:table-cell office:value-type="float" office:value="720" calcext:value-type="float">
            <text:p>72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rotor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eta</text:p>
          </table:table-cell>
          <table:table-cell office:value-type="string" calcext:value-type="string">
            <text:p>rozsah</text:p>
          </table:table-cell>
          <table:table-cell/>
          <table:table-cell office:value-type="string" calcext:value-type="string">
            <text:p>rotor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e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office:value-type="float" office:value="5" calcext:value-type="float">
            <text:p>5</text:p>
          </table:table-cell>
          <table:table-cell office:value-type="float" office:value="4888" calcext:value-type="float">
            <text:p>4888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string" calcext:value-type="string">
            <text:p>L1</text:p>
          </table:table-cell>
          <table:table-cell office:value-type="float" office:value="0.6" calcext:value-type="float">
            <text:p>0.6</text:p>
          </table:table-cell>
          <table:table-cell office:value-type="float" office:value="861" calcext:value-type="float">
            <text:p>86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405" calcext:value-type="float">
            <text:p>4405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754" calcext:value-type="float">
            <text:p>754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21" calcext:value-type="float">
            <text:p>721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.5" calcext:value-type="float">
            <text:p>2.5</text:p>
          </table:table-cell>
          <table:table-cell office:value-type="float" office:value="657" calcext:value-type="float">
            <text:p>65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3</text:p>
          </table:table-cell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670" calcext:value-type="float">
            <text:p>267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67" calcext:value-type="float">
            <text:p>66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80" calcext:value-type="float">
            <text:p>198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61" calcext:value-type="float">
            <text:p>66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0" calcext:value-type="float">
            <text:p>1910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56" calcext:value-type="float">
            <text:p>6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310" calcext:value-type="float">
            <text:p>1310</text:p>
          </table:table-cell>
          <table:table-cell office:value-type="float" office:value="2400" calcext:value-type="float">
            <text:p>24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0" calcext:value-type="float">
            <text:p>1200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50" calcext:value-type="float">
            <text:p>950</text:p>
          </table:table-cell>
          <table:table-cell office:value-type="float" office:value="1200" calcext:value-type="float">
            <text:p>120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L2</text:p>
          </table:table-cell>
          <table:table-cell office:value-type="float" office:value="5" calcext:value-type="float">
            <text:p>5</text:p>
          </table:table-cell>
          <table:table-cell office:value-type="float" office:value="828" calcext:value-type="float">
            <text:p>82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792" calcext:value-type="float">
            <text:p>79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44" calcext:value-type="float">
            <text:p>64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rel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05" calcext:value-type="float">
            <text:p>6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2215.4" calcext:value-type="float">
            <text:p>12215.4</text:p>
          </table:table-cell>
          <table:table-cell office:value-type="float" office:value="816" calcext:value-type="float">
            <text:p>816</text:p>
          </table:table-cell>
          <table:table-cell table:formula="of:=[.D21]/[.C21]" office:value-type="float" office:value="0.0668009234245297" calcext:value-type="float">
            <text:p>0.066800923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610" calcext:value-type="float">
            <text:p>6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0.417808" calcext:value-type="float">
            <text:p>0.417808</text:p>
          </table:table-cell>
          <table:table-cell office:value-type="float" office:value="0.0297" calcext:value-type="float">
            <text:p>0.0297</text:p>
          </table:table-cell>
          <table:table-cell table:formula="of:=[.D22]/[.C22]" office:value-type="float" office:value="0.0710852831922797" calcext:value-type="float">
            <text:p>0.071085283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90" calcext:value-type="float">
            <text:p>59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formula="of:=[.C21]*(15/PI())^([.C22]-1)" office:value-type="float" office:value="4916.24422368005" calcext:value-type="float">
            <text:p>4916.2442236801</text:p>
          </table:table-cell>
          <table:table-cell table:formula="of:=SQRT(       (    (15/PI())^([.C22]-1)*[.D21]       )^2   +     (      [.C21]*(15/PI())^([.C22]-1) *LN(15/PI())  *  [.D22]                          )^2   )" office:value-type="float" office:value="399.946823533322" calcext:value-type="float">
            <text:p>399.9468235333</text:p>
          </table:table-cell>
          <table:table-cell table:formula="of:=[.D24]/[.C24]" office:value-type="float" office:value="0.0813521064732504" calcext:value-type="float">
            <text:p>0.0813521065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L3</text:p>
          </table:table-cell>
          <table:table-cell office:value-type="float" office:value="20" calcext:value-type="float">
            <text:p>20</text:p>
          </table:table-cell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t</text:p>
          </table:table-cell>
          <table:table-cell office:value-type="float" office:value="5" calcext:value-type="float">
            <text:p>5</text:p>
          </table:table-cell>
          <table:table-cell table:formula="of:=[.$C$24]*(PI()/15*[.C27])^([.$C$22]-1)" office:value-type="float" office:value="4786.00279595586" calcext:value-type="float">
            <text:p>4786.0027959559</text:p>
          </table:table-cell>
          <table:table-cell table:formula="of:=[.$C$21]*[.C27]^([.$C$22]-1)" office:value-type="float" office:value="4786.00279595586" calcext:value-type="float">
            <text:p>4786.002795955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60" calcext:value-type="float">
            <text:p>760</text:p>
          </table:table-cell>
          <table:table-cell office:value-type="float" office:value="630" calcext:value-type="float">
            <text:p>630</text:p>
          </table:table-cell>
          <table:table-cell office:value-type="float" office:value="840" calcext:value-type="float">
            <text:p>840</text:p>
          </table:table-cell>
          <table:table-cell office:value-type="float" office:value="820" calcext:value-type="float">
            <text:p>820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AVERAGE([.J27:.M27])" office:value-type="float" office:value="762.5" calcext:value-type="float">
            <text:p>762.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$C$24]*(PI()/15*[.C28])^([.$C$22]-1)" office:value-type="float" office:value="4304.01979426309" calcext:value-type="float">
            <text:p>4304.0197942631</text:p>
          </table:table-cell>
          <table:table-cell table:formula="of:=[.$C$21]*[.C28]^([.$C$22]-1)" office:value-type="float" office:value="4304.01979426309" calcext:value-type="float">
            <text:p>4304.01979426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60" calcext:value-type="float">
            <text:p>760</text:p>
          </table:table-cell>
          <table:table-cell office:value-type="float" office:value="640" calcext:value-type="float">
            <text:p>640</text:p>
          </table:table-cell>
          <table:table-cell office:value-type="float" office:value="760" calcext:value-type="float">
            <text:p>760</text:p>
          </table:table-cell>
          <table:table-cell office:value-type="float" office:value="840" calcext:value-type="float">
            <text:p>840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AVERAGE([.J28:.M28])" office:value-type="float" office:value="765" calcext:value-type="float">
            <text:p>76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$C$24]*(PI()/15*[.C29])^([.$C$22]-1)" office:value-type="float" office:value="3196.80166509867" calcext:value-type="float">
            <text:p>3196.8016650987</text:p>
          </table:table-cell>
          <table:table-cell table:formula="of:=[.$C$21]*[.C29]^([.$C$22]-1)" office:value-type="float" office:value="3196.80166509867" calcext:value-type="float">
            <text:p>3196.8016650987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740" calcext:value-type="float">
            <text:p>740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740" calcext:value-type="float">
            <text:p>740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AVERAGE([.J29:.M29])" office:value-type="float" office:value="727.5" calcext:value-type="float">
            <text:p>727.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$C$24]*(PI()/15*[.C30])^([.$C$22]-1)" office:value-type="float" office:value="2874.8620156562" calcext:value-type="float">
            <text:p>2874.8620156562</text:p>
          </table:table-cell>
          <table:table-cell table:formula="of:=[.$C$21]*[.C30]^([.$C$22]-1)" office:value-type="float" office:value="2874.8620156562" calcext:value-type="float">
            <text:p>2874.862015656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$C$24]*(PI()/15*[.C31])^([.$C$22]-1)" office:value-type="float" office:value="2135.29772582103" calcext:value-type="float">
            <text:p>2135.297725821</text:p>
          </table:table-cell>
          <table:table-cell table:formula="of:=[.$C$21]*[.C31]^([.$C$22]-1)" office:value-type="float" office:value="2135.29772582103" calcext:value-type="float">
            <text:p>2135.29772582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$C$24]*(PI()/15*[.C32])^([.$C$22]-1)" office:value-type="float" office:value="1686.31815324856" calcext:value-type="float">
            <text:p>1686.3181532486</text:p>
          </table:table-cell>
          <table:table-cell table:formula="of:=[.$C$21]*[.C32]^([.$C$22]-1)" office:value-type="float" office:value="1686.31815324856" calcext:value-type="float">
            <text:p>1686.318153248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[.$C$24]*(PI()/15*[.C33])^([.$C$22]-1)" office:value-type="float" office:value="1252.5092675867" calcext:value-type="float">
            <text:p>1252.5092675867</text:p>
          </table:table-cell>
          <table:table-cell table:formula="of:=[.$C$21]*[.C33]^([.$C$22]-1)" office:value-type="float" office:value="1252.5092675867" calcext:value-type="float">
            <text:p>1252.509267586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[.$C$24]*(PI()/15*[.C34])^([.$C$22]-1)" office:value-type="float" office:value="1126.37307373626" calcext:value-type="float">
            <text:p>1126.3730737363</text:p>
          </table:table-cell>
          <table:table-cell table:formula="of:=[.$C$21]*[.C34]^([.$C$22]-1)" office:value-type="float" office:value="1126.37307373626" calcext:value-type="float">
            <text:p>1126.3730737363</text:p>
          </table:table-cell>
          <table:table-cell/>
          <table:table-cell office:value-type="string" calcext:value-type="string">
            <text:p>L4</text:p>
          </table:table-cell>
          <table:table-cell office:value-type="float" office:value="100" calcext:value-type="float">
            <text:p>100</text:p>
          </table:table-cell>
          <table:table-cell office:value-type="float" office:value="740" calcext:value-type="float">
            <text:p>7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[.$C$24]*(PI()/15*[.C35])^([.$C$22]-1)" office:value-type="float" office:value="836.611235487796" calcext:value-type="float">
            <text:p>836.6112354878</text:p>
          </table:table-cell>
          <table:table-cell table:formula="of:=[.$C$21]*[.C35]^([.$C$22]-1)" office:value-type="float" office:value="836.611235487796" calcext:value-type="float">
            <text:p>836.611235487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20" calcext:value-type="float">
            <text:p>72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 style:data-style-name="N2" text:time-value="01:35:10.303315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05-05T01:42:45.338424574</dc:date>
    <dc:creator>Vladislav Wohlrath</dc:creator>
    <meta:editing-duration>PT5H41M58S</meta:editing-duration>
    <meta:editing-cycles>27</meta:editing-cycles>
    <meta:document-statistic meta:table-count="3" meta:cell-count="281" meta:object-count="0"/>
  </office:meta>
</office:document-meta>
</file>